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Malgun Gothic" svg:font-family="'Malgun Gothic'"/>
    <style:font-face style:name="Wingdings" svg:font-family="Wingdings"/>
    <style:font-face style:name="Times New Roman" svg:font-family="'Times New Roman'"/>
    <style:font-face style:name="맑은 고딕" svg:font-family="'맑은 고딕'"/>
    <style:font-face style:name="굴림체" svg:font-family="굴림체"/>
    <style:font-face style:name="바탕체" svg:font-family="바탕체"/>
    <style:font-face style:name="굴림" svg:font-family="굴림"/>
    <style:font-face style:name="바탕" svg:font-family="바탕"/>
    <style:font-face style:name="ÇÑÄÄ¹ÙÅÁ" svg:font-family="ÇÑÄÄ¹ÙÅÁ"/>
  </office:font-face-decls>
  <office:automatic-styles>
    <style:style style:name="PO_P1" style:family="paragraph" style:parent-style-name="Standard" style:master-page-name="MP0">
      <style:paragraph-properties text:number-lines="true" fo:widows="2" fo:orphans="2" style:page-number="1" fo:line-height="0.494cm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1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2" style:family="paragraph" style:parent-style-name="Standard">
      <style:paragraph-properties text:number-lines="true" fo:widows="2" fo:orphans="2" fo:line-height="0.494cm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3" style:family="paragraph" style:parent-style-name="Standard">
      <style:paragraph-properties text:number-lines="true" fo:widows="2" fo:orphans="2" fo:line-height="0.494cm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" style:family="table">
      <style:table-properties style:width="16.016cm" table:align="left" fo:margin-left="0.099cm" fo:margin-right="0cm" fo:margin-top="0cm" fo:margin-bottom="0.353cm" table:border-model="collapsing"/>
    </style:style>
    <style:style style:name="PO_Table1.A" style:family="table-column">
      <style:table-column-properties style:column-width="0.018cm"/>
    </style:style>
    <style:style style:name="PO_Table1.B" style:family="table-column">
      <style:table-column-properties style:column-width="1.092cm"/>
    </style:style>
    <style:style style:name="PO_Table1.C" style:family="table-column">
      <style:table-column-properties style:column-width="1.787cm"/>
    </style:style>
    <style:style style:name="PO_Table1.D" style:family="table-column">
      <style:table-column-properties style:column-width="1.385cm"/>
    </style:style>
    <style:style style:name="PO_Table1.E" style:family="table-column">
      <style:table-column-properties style:column-width="0.079cm"/>
    </style:style>
    <style:style style:name="PO_Table1.F" style:family="table-column">
      <style:table-column-properties style:column-width="1.018cm"/>
    </style:style>
    <style:style style:name="PO_Table1.G" style:family="table-column">
      <style:table-column-properties style:column-width="0.43cm"/>
    </style:style>
    <style:style style:name="PO_Table1.H" style:family="table-column">
      <style:table-column-properties style:column-width="0.96cm"/>
    </style:style>
    <style:style style:name="PO_Table1.I" style:family="table-column">
      <style:table-column-properties style:column-width="0.744cm"/>
    </style:style>
    <style:style style:name="PO_Table1.J" style:family="table-column">
      <style:table-column-properties style:column-width="0.504cm"/>
    </style:style>
    <style:style style:name="PO_Table1.K" style:family="table-column">
      <style:table-column-properties style:column-width="0.649cm"/>
    </style:style>
    <style:style style:name="PO_Table1.L" style:family="table-column">
      <style:table-column-properties style:column-width="0.423cm"/>
    </style:style>
    <style:style style:name="PO_Table1.M" style:family="table-column">
      <style:table-column-properties style:column-width="1.159cm"/>
    </style:style>
    <style:style style:name="PO_Table1.N" style:family="table-column">
      <style:table-column-properties style:column-width="1.215cm"/>
    </style:style>
    <style:style style:name="PO_Table1.O" style:family="table-column">
      <style:table-column-properties style:column-width="1.448cm"/>
    </style:style>
    <style:style style:name="PO_Table1.P" style:family="table-column">
      <style:table-column-properties style:column-width="0.833cm"/>
    </style:style>
    <style:style style:name="PO_Table1.Q" style:family="table-column">
      <style:table-column-properties style:column-width="0.517cm"/>
    </style:style>
    <style:style style:name="PO_Table1.R" style:family="table-column">
      <style:table-column-properties style:column-width="1.685cm"/>
    </style:style>
    <style:style style:name="PO_Table1.S" style:family="table-column">
      <style:table-column-properties style:column-width="0.071cm"/>
    </style:style>
    <style:style style:name="PO_Table1.1" style:family="table-row">
      <style:table-row-properties style:min-row-height="0.988cm" fo:keep-together="auto"/>
    </style:style>
    <style:style style:name="PO_Table1.A1" style:family="table-cell">
      <style:table-cell-properties style:vertical-align="middle" style:writing-mode="lr-tb" fo:background-color="transparent" fo:border-left="none" fo:border-right="none" fo:border-top="none" fo:border-bottom="1pt solid #000000" fo:padding="0.049cm"/>
    </style:style>
    <style:style style:name="PO_P4" style:family="paragraph" style:parent-style-name="Standard">
      <style:paragraph-properties text:number-lines="true" style:justify-single-word="false" fo:widows="2" fo:orphans="2" fo:line-height="15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F1" style:family="table-cell">
      <style:table-cell-properties style:vertical-align="middle" style:writing-mode="lr-tb" fo:background-color="transparent" fo:border-left="none" fo:border-right="1pt solid #000000" fo:border-top="none" fo:border-bottom="1pt solid #000000" fo:padding="0.049cm"/>
    </style:style>
    <style:style style:name="PO_P5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G1" style:family="table-cell">
      <style:table-cell-properties style:vertical-align="middle" style:writing-mode="lr-tb" fo:background-color="transparent" fo:border="1pt solid #000000" fo:padding="0.049cm"/>
    </style:style>
    <style:style style:name="PO_T2" style:family="text" style:parent-style-name="Standard">
      <style:text-properties fo:font-size="15pt" fo:color="#000000" style:font-size-asian="15pt" style:font-size-complex="15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6" style:family="paragraph" style:parent-style-name="Standard">
      <style:paragraph-properties text:number-lines="true" fo:widows="2" fo:orphans="2" fo:line-height="15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5pt" fo:color="#000000" style:font-size-asian="15pt" style:font-size-complex="15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1.N1" style:family="table-cell">
      <style:table-cell-properties style:vertical-align="middle" style:writing-mode="lr-tb" fo:background-color="transparent" fo:border-left="1pt solid #000000" fo:border-right="none" fo:border-top="none" fo:border-bottom="1pt solid #000000" fo:padding="0.049cm"/>
    </style:style>
    <style:style style:name="PO_Table1.P1" style:family="table-cell">
      <style:table-cell-properties style:vertical-align="middle" style:writing-mode="lr-tb" fo:background-color="transparent" fo:border-left="none" fo:border-right="none" fo:border-top="none" fo:border-bottom="1pt solid #000000" fo:padding="0.049cm"/>
    </style:style>
    <style:style style:name="PO_Table1.S1" style:family="table-cell">
      <style:table-cell-properties style:vertical-align="top" style:writing-mode="lr-tb" fo:border="none" fo:padding-left="0.018cm" fo:padding-right="0.018cm"/>
    </style:style>
    <style:style style:name="PO_Table1.2" style:family="table-row">
      <style:table-row-properties style:min-row-height="0.769cm" fo:keep-together="auto"/>
    </style:style>
    <style:style style:name="PO_Table1.A2" style:family="table-cell">
      <style:table-cell-properties style:vertical-align="middle" style:writing-mode="lr-tb" fo:background-color="transparent" fo:border-left="1pt solid #000000" fo:border-right="0.25pt solid #000000" fo:border-top="1pt solid #000000" fo:border-bottom="1pt solid #000000" fo:padding="0.049cm"/>
    </style:style>
    <style:style style:name="PO_T3" style:family="text" style:parent-style-name="Standard"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7" style:family="paragraph" style:parent-style-name="Standard">
      <style:paragraph-properties text:number-lines="true" fo:widows="2" fo:orphans="2" fo:line-height="30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C2" style:family="table-cell">
      <style:table-cell-properties style:vertical-align="middle" style:writing-mode="lr-tb" fo:background-color="transparent" fo:border-left="0.25pt solid #000000" fo:border-right="0.25pt solid #000000" fo:border-top="1pt solid #000000" fo:border-bottom="0.25pt solid #000000" fo:padding="0.049cm"/>
    </style:style>
    <style:style style:name="PO_P8" style:family="paragraph" style:parent-style-name="Standard">
      <style:paragraph-properties text:number-lines="true" fo:widows="2" fo:orphans="2" fo:line-height="15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H2" style:family="table-cell">
      <style:table-cell-properties style:vertical-align="middle" style:writing-mode="lr-tb" fo:background-color="transparent" fo:border-left="0.25pt solid #000000" fo:border-right="0.25pt solid #000000" fo:border-top="1pt solid #000000" fo:border-bottom="1pt solid #000000" fo:padding="0.049cm"/>
    </style:style>
    <style:style style:name="PO_P9" style:family="paragraph" style:parent-style-name="Standard">
      <style:paragraph-properties text:number-lines="true" fo:widows="2" fo:orphans="2" fo:line-height="18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0" style:family="paragraph" style:parent-style-name="Standard">
      <style:paragraph-properties text:number-lines="true" fo:widows="2" fo:orphans="2" fo:line-height="16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I2" style:family="table-cell">
      <style:table-cell-properties style:vertical-align="middle" style:writing-mode="lr-tb" fo:background-color="transparent" fo:border-left="0.25pt solid #000000" fo:border-right="0.25pt solid #000000" fo:border-top="1pt solid #000000" fo:border-bottom="0.25pt solid #000000" fo:padding="0.049cm"/>
    </style:style>
    <style:style style:name="PO_Table1.M2" style:family="table-cell">
      <style:table-cell-properties style:vertical-align="middle" style:writing-mode="lr-tb" fo:background-color="transparent" fo:border-left="0.25pt solid #000000" fo:border-right="0.25pt solid #000000" fo:border-top="1pt solid #000000" fo:border-bottom="0.25pt solid #000000" fo:padding="0.049cm"/>
    </style:style>
    <style:style style:name="PO_Table1.O2" style:family="table-cell">
      <style:table-cell-properties style:vertical-align="middle" style:writing-mode="lr-tb" fo:background-color="transparent" fo:border-left="0.25pt solid #000000" fo:border-right="0.25pt solid #000000" fo:border-top="1pt solid #000000" fo:border-bottom="0.25pt solid #000000" fo:padding="0.049cm"/>
    </style:style>
    <style:style style:name="PO_Table1.Q2" style:family="table-cell">
      <style:table-cell-properties style:vertical-align="middle" style:writing-mode="lr-tb" fo:background-color="transparent" fo:border-left="0.25pt solid #000000" fo:border-right="1pt solid #000000" fo:border-top="1pt solid #000000" fo:border-bottom="0.25pt solid #000000" fo:padding="0.049cm"/>
    </style:style>
    <style:style style:name="PO_Table1.S2" style:family="table-cell">
      <style:table-cell-properties style:vertical-align="top" style:writing-mode="lr-tb" fo:border="none" fo:padding-left="0.018cm" fo:padding-right="0.018cm"/>
    </style:style>
    <style:style style:name="PO_Table1.3" style:family="table-row">
      <style:table-row-properties style:min-row-height="1.785cm" fo:keep-together="auto"/>
    </style:style>
    <style:style style:name="PO_Table1.C3" style:family="table-cell">
      <style:table-cell-properties style:vertical-align="middle" style:writing-mode="lr-tb" fo:background-color="transparent" fo:border-left="0.25pt solid #000000" fo:border-right="0.25pt solid #000000" fo:border-top="0.25pt solid #000000" fo:border-bottom="1pt solid #000000" fo:padding="0.049cm"/>
    </style:style>
    <style:style style:name="PO_Table1.I3" style:family="table-cell">
      <style:table-cell-properties style:vertical-align="middle" style:writing-mode="lr-tb" fo:background-color="transparent" fo:border-left="0.25pt solid #000000" fo:border-right="0.25pt solid #000000" fo:border-top="0.25pt solid #000000" fo:border-bottom="1pt solid #000000" fo:padding="0.049cm"/>
    </style:style>
    <style:style style:name="PO_Table1.M3" style:family="table-cell">
      <style:table-cell-properties style:vertical-align="middle" style:writing-mode="lr-tb" fo:background-color="transparent" fo:border-left="0.25pt solid #000000" fo:border-right="0.25pt solid #000000" fo:border-top="0.25pt solid #000000" fo:border-bottom="1pt solid #000000" fo:padding="0.049cm"/>
    </style:style>
    <style:style style:name="PO_Table1.O3" style:family="table-cell">
      <style:table-cell-properties style:vertical-align="middle" style:writing-mode="lr-tb" fo:background-color="transparent" fo:border-left="0.25pt solid #000000" fo:border-right="0.25pt solid #000000" fo:border-top="0.25pt solid #000000" fo:border-bottom="1pt solid #000000" fo:padding="0.049cm"/>
    </style:style>
    <style:style style:name="PO_Table1.Q3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1pt solid #000000" fo:padding="0.049cm"/>
    </style:style>
    <style:style style:name="PO_Table1.S3" style:family="table-cell">
      <style:table-cell-properties style:vertical-align="top" style:writing-mode="lr-tb" fo:border="none" fo:padding-left="0.018cm" fo:padding-right="0.018cm"/>
    </style:style>
    <style:style style:name="PO_Table1.4" style:family="table-row">
      <style:table-row-properties style:min-row-height="0.226cm" fo:keep-together="auto"/>
    </style:style>
    <style:style style:name="PO_Table1.A4" style:family="table-cell">
      <style:table-cell-properties style:vertical-align="middle" style:writing-mode="lr-tb" fo:background-color="transparent" fo:border-left="none" fo:border-right="none" fo:border-top="1pt solid #000000" fo:border-bottom="1pt solid #000000" fo:padding="0.049cm"/>
    </style:style>
    <style:style style:name="PO_P11" style:family="paragraph" style:parent-style-name="Standard">
      <style:paragraph-properties text:number-lines="true" style:justify-single-word="false" fo:widows="2" fo:orphans="2" fo:line-height="15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2pt" fo:color="#000000" style:font-size-asian="2pt" style:font-size-complex="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C4" style:family="table-cell">
      <style:table-cell-properties style:vertical-align="middle" style:writing-mode="lr-tb" fo:background-color="transparent" fo:border-left="none" fo:border-right="none" fo:border-top="1pt solid #000000" fo:border-bottom="1pt solid #000000" fo:padding="0.049cm"/>
    </style:style>
    <style:style style:name="PO_Table1.E4" style:family="table-cell">
      <style:table-cell-properties style:vertical-align="middle" style:writing-mode="lr-tb" fo:background-color="transparent" fo:border-left="none" fo:border-right="none" fo:border-top="1pt solid #000000" fo:border-bottom="1pt solid #000000" fo:padding="0.049cm"/>
    </style:style>
    <style:style style:name="PO_Table1.J4" style:family="table-cell">
      <style:table-cell-properties style:vertical-align="middle" style:writing-mode="lr-tb" fo:background-color="transparent" fo:border-left="none" fo:border-right="none" fo:border-top="1pt solid #000000" fo:border-bottom="1pt solid #000000" fo:padding="0.049cm"/>
    </style:style>
    <style:style style:name="PO_Table1.S4" style:family="table-cell">
      <style:table-cell-properties style:vertical-align="top" style:writing-mode="lr-tb" fo:border="none" fo:padding-left="0.018cm" fo:padding-right="0.018cm"/>
    </style:style>
    <style:style style:name="PO_Table1.5" style:family="table-row">
      <style:table-row-properties style:min-row-height="0.945cm" fo:keep-together="auto"/>
    </style:style>
    <style:style style:name="PO_Table1.A5" style:family="table-cell">
      <style:table-cell-properties style:vertical-align="middle" style:writing-mode="lr-tb" fo:background-color="transparent" fo:border-left="1pt solid #000000" fo:border-right="0.25pt solid #000000" fo:border-top="0.25pt solid #000000" fo:border-bottom="0.25pt solid #000000" fo:padding="0.049cm"/>
    </style:style>
    <style:style style:name="PO_Table1.D5" style:family="table-cell">
      <style:table-cell-properties style:vertical-align="middle" style:writing-mode="lr-tb" fo:background-color="transparent" fo:border="0.25pt solid #000000" fo:padding="0.049cm"/>
    </style:style>
    <style:style style:name="PO_Table1.H5" style:family="table-cell">
      <style:table-cell-properties style:vertical-align="middle" style:writing-mode="lr-tb" fo:background-color="transparent" fo:border="0.25pt solid #000000" fo:padding="0.049cm"/>
    </style:style>
    <style:style style:name="PO_Table1.L5" style:family="table-cell">
      <style:table-cell-properties style:vertical-align="middle" style:writing-mode="lr-tb" fo:background-color="transparent" fo:border="0.25pt solid #000000" fo:padding="0.049cm"/>
    </style:style>
    <style:style style:name="PO_Table1.R5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0.25pt solid #000000" fo:padding="0.049cm"/>
    </style:style>
    <style:style style:name="PO_Table1.S5" style:family="table-cell">
      <style:table-cell-properties style:vertical-align="top" style:writing-mode="lr-tb" fo:border="none" fo:padding-left="0.018cm" fo:padding-right="0.018cm"/>
    </style:style>
    <style:style style:name="PO_Table1.6" style:family="table-row">
      <style:table-row-properties style:min-row-height="0.822cm" fo:keep-together="auto"/>
    </style:style>
    <style:style style:name="PO_Table1.D6" style:family="table-cell">
      <style:table-cell-properties style:vertical-align="middle" style:writing-mode="lr-tb" fo:background-color="transparent" fo:border="0.25pt solid #000000" fo:padding="0.049cm"/>
    </style:style>
    <style:style style:name="PO_Table1.H6" style:family="table-cell">
      <style:table-cell-properties style:vertical-align="middle" style:writing-mode="lr-tb" fo:background-color="transparent" fo:border="0.25pt solid #000000" fo:padding="0.049cm"/>
    </style:style>
    <style:style style:name="PO_P12" style:family="paragraph" style:parent-style-name="Standard">
      <style:paragraph-properties text:number-lines="true" fo:widows="2" fo:orphans="2" fo:line-height="150%" fo:text-align="righ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L6" style:family="table-cell">
      <style:table-cell-properties style:vertical-align="middle" style:writing-mode="lr-tb" fo:background-color="transparent" fo:border="0.25pt solid #000000" fo:padding="0.049cm"/>
    </style:style>
    <style:style style:name="PO_Table1.R6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0.25pt solid #000000" fo:padding="0.049cm"/>
    </style:style>
    <style:style style:name="PO_Table1.S6" style:family="table-cell">
      <style:table-cell-properties style:vertical-align="top" style:writing-mode="lr-tb" fo:border="none" fo:padding-left="0.018cm" fo:padding-right="0.018cm"/>
    </style:style>
    <style:style style:name="PO_Table1.7" style:family="table-row">
      <style:table-row-properties style:min-row-height="0.822cm" fo:keep-together="auto"/>
    </style:style>
    <style:style style:name="PO_Table1.D7" style:family="table-cell">
      <style:table-cell-properties style:vertical-align="middle" style:writing-mode="lr-tb" fo:background-color="transparent" fo:border="0.25pt solid #000000" fo:padding="0.049cm"/>
    </style:style>
    <style:style style:name="PO_Table1.H7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0.25pt solid #000000" fo:padding="0.049cm"/>
    </style:style>
    <style:style style:name="PO_Table1.S7" style:family="table-cell">
      <style:table-cell-properties style:vertical-align="top" style:writing-mode="lr-tb" fo:border="none" fo:padding-left="0.018cm" fo:padding-right="0.018cm"/>
    </style:style>
    <style:style style:name="PO_Table1.8" style:family="table-row">
      <style:table-row-properties style:min-row-height="0.822cm" fo:keep-together="auto"/>
    </style:style>
    <style:style style:name="PO_Table1.D8" style:family="table-cell">
      <style:table-cell-properties style:vertical-align="middle" style:writing-mode="lr-tb" fo:background-color="transparent" fo:border="0.25pt solid #000000" fo:padding="0.049cm"/>
    </style:style>
    <style:style style:name="PO_Table1.H8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0.25pt solid #000000" fo:padding="0.049cm"/>
    </style:style>
    <style:style style:name="PO_Table1.S8" style:family="table-cell">
      <style:table-cell-properties style:vertical-align="top" style:writing-mode="lr-tb" fo:border="none" fo:padding-left="0.018cm" fo:padding-right="0.018cm"/>
    </style:style>
    <style:style style:name="PO_Table1.9" style:family="table-row">
      <style:table-row-properties style:min-row-height="0.822cm" fo:keep-together="auto"/>
    </style:style>
    <style:style style:name="PO_Table1.A9" style:family="table-cell">
      <style:table-cell-properties style:vertical-align="middle" style:writing-mode="lr-tb" fo:background-color="transparent" fo:border-left="1pt solid #000000" fo:border-right="0.25pt solid #000000" fo:border-top="0.25pt solid #000000" fo:border-bottom="0.25pt solid #000000" fo:padding="0.049cm"/>
    </style:style>
    <style:style style:name="PO_Table1.D9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0.25pt solid #000000" fo:padding="0.049cm"/>
    </style:style>
    <style:style style:name="PO_Table1.S9" style:family="table-cell">
      <style:table-cell-properties style:vertical-align="top" style:writing-mode="lr-tb" fo:border="none" fo:padding-left="0.018cm" fo:padding-right="0.018cm"/>
    </style:style>
    <style:style style:name="PO_Table1.10" style:family="table-row">
      <style:table-row-properties style:min-row-height="1.538cm" fo:keep-together="auto"/>
    </style:style>
    <style:style style:name="PO_Table1.A10" style:family="table-cell">
      <style:table-cell-properties style:vertical-align="middle" style:writing-mode="lr-tb" fo:background-color="transparent" fo:border-left="1pt solid #000000" fo:border-right="0.25pt solid #000000" fo:border-top="0.25pt solid #000000" fo:border-bottom="0.25pt solid #000000" fo:padding="0.049cm"/>
    </style:style>
    <style:style style:name="PO_Table1.D10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0.25pt solid #000000" fo:padding="0.049cm"/>
    </style:style>
    <style:style style:name="PO_Table1.S10" style:family="table-cell">
      <style:table-cell-properties style:vertical-align="top" style:writing-mode="lr-tb" fo:border="none" fo:padding-left="0.018cm" fo:padding-right="0.018cm"/>
    </style:style>
    <style:style style:name="PO_Table1.11" style:family="table-row">
      <style:table-row-properties style:min-row-height="1.159cm" fo:keep-together="auto"/>
    </style:style>
    <style:style style:name="PO_Table1.A11" style:family="table-cell">
      <style:table-cell-properties style:vertical-align="middle" style:writing-mode="lr-tb" fo:background-color="transparent" fo:border-left="1pt solid #000000" fo:border-right="1pt solid #000000" fo:border-top="0.25pt solid #000000" fo:border-bottom="0.25pt solid #000000" fo:padding="0.049cm"/>
    </style:style>
    <style:style style:name="PO_T4" style:family="text" style:parent-style-name="Standard"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3" style:family="paragraph" style:parent-style-name="Standard">
      <style:paragraph-properties text:number-lines="true" fo:widows="2" fo:orphans="2" fo:line-height="16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1.S11" style:family="table-cell">
      <style:table-cell-properties style:vertical-align="top" style:writing-mode="lr-tb" fo:border="none" fo:padding-left="0.018cm" fo:padding-right="0.018cm"/>
    </style:style>
    <style:style style:name="PO_Table1.12" style:family="table-row">
      <style:table-row-properties style:min-row-height="7.23cm" fo:keep-together="auto"/>
    </style:style>
    <style:style style:name="PO_Table1.A12" style:family="table-cell">
      <style:table-cell-properties style:vertical-align="middle" style:writing-mode="lr-tb" fo:background-color="transparent" fo:border-left="1pt solid #000000" fo:border-right="0.25pt solid #000000" fo:border-top="0.25pt solid #000000" fo:border-bottom="0.25pt solid #000000" fo:padding="0.049cm"/>
    </style:style>
    <style:style style:name="PO_Table1.D12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0.25pt solid #000000" fo:padding="0.049cm"/>
    </style:style>
    <style:style style:name="PO_P14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S12" style:family="table-cell">
      <style:table-cell-properties style:vertical-align="top" style:writing-mode="lr-tb" fo:border="none" fo:padding-left="0.018cm" fo:padding-right="0.018cm"/>
    </style:style>
    <style:style style:name="PO_Table1.13" style:family="table-row">
      <style:table-row-properties style:min-row-height="4.08cm" fo:keep-together="auto"/>
    </style:style>
    <style:style style:name="PO_Table1.A13" style:family="table-cell">
      <style:table-cell-properties style:vertical-align="middle" style:writing-mode="lr-tb" fo:background-color="transparent" fo:border-left="1pt solid #000000" fo:border-right="0.25pt solid #000000" fo:border-top="0.25pt solid #000000" fo:border-bottom="1pt solid #000000" fo:padding="0.049cm"/>
    </style:style>
    <style:style style:name="PO_Table1.D13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1pt solid #000000" fo:padding="0.049cm"/>
    </style:style>
    <style:style style:name="PO_Table1.S13" style:family="table-cell">
      <style:table-cell-properties style:vertical-align="top" style:writing-mode="lr-tb" fo:border="none" fo:padding-left="0.018cm" fo:padding-right="0.018cm"/>
    </style:style>
    <style:style style:name="PO_Table1.14" style:family="table-row">
      <style:table-row-properties style:min-row-height="1.027cm" fo:keep-together="auto"/>
    </style:style>
    <style:style style:name="PO_Table1.A14" style:family="table-cell">
      <style:table-cell-properties style:vertical-align="top" style:writing-mode="lr-tb" fo:background-color="transparent" fo:border="none" fo:padding-left="0.018cm" fo:padding-right="0.018cm"/>
    </style:style>
    <style:style style:name="PO_P15" style:family="paragraph" style:parent-style-name="Standard">
      <style:paragraph-properties text:number-lines="true" fo:widows="2" fo:orphans="2" fo:line-height="15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B14" style:family="table-cell">
      <style:table-cell-properties style:vertical-align="middle" style:writing-mode="lr-tb" fo:background-color="transparent" fo:border-left="1pt solid #000000" fo:border-right="1pt solid #000000" fo:border-top="1pt solid #000000" fo:border-bottom="0.25pt solid #000000" fo:padding="0.049cm"/>
    </style:style>
    <style:style style:name="PO_Table1.15" style:family="table-row">
      <style:table-row-properties style:min-row-height="4.801cm" fo:keep-together="auto"/>
    </style:style>
    <style:style style:name="PO_Table1.A15" style:family="table-cell">
      <style:table-cell-properties style:vertical-align="top" style:writing-mode="lr-tb" fo:background-color="transparent" fo:border="none" fo:padding-left="0.018cm" fo:padding-right="0.018cm"/>
    </style:style>
    <style:style style:name="PO_Table1.B15" style:family="table-cell">
      <style:table-cell-properties style:vertical-align="middle" style:writing-mode="lr-tb" fo:background-color="transparent" fo:border-left="1pt solid #000000" fo:border-right="0.25pt solid #000000" fo:border-top="0.25pt solid #000000" fo:border-bottom="1pt solid #000000" fo:padding="0.049cm"/>
    </style:style>
    <style:style style:name="PO_Table1.K15" style:family="table-cell">
      <style:table-cell-properties style:vertical-align="middle" style:writing-mode="lr-tb" fo:background-color="transparent" fo:border-left="0.25pt solid #000000" fo:border-right="1pt solid #000000" fo:border-top="0.25pt solid #000000" fo:border-bottom="1pt solid #000000" fo:padding="0.049cm"/>
    </style:style>
    <style:style style:name="PO_Table1.16" style:family="table-row">
      <style:table-row-properties style:min-row-height="10.657cm" fo:keep-together="auto"/>
    </style:style>
    <style:style style:name="PO_Table1.A16" style:family="table-cell">
      <style:table-cell-properties style:vertical-align="top" style:writing-mode="lr-tb" fo:background-color="transparent" fo:border="none" fo:padding-left="0.018cm" fo:padding-right="0.018cm"/>
    </style:style>
    <style:style style:name="PO_P16" style:family="paragraph" style:parent-style-name="Standard">
      <style:paragraph-properties text:number-lines="true" fo:widows="2" fo:orphans="2" fo:line-height="150%" fo:text-align="right" fo:keep-together="auto" fo:margin-left="0cm" fo:margin-right="1.762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B16" style:family="table-cell">
      <style:table-cell-properties style:vertical-align="middle" style:writing-mode="lr-tb" fo:background-color="transparent" fo:border="1pt solid #000000" fo:padding="0.049cm"/>
    </style:style>
    <style:style style:name="PO_P17" style:family="paragraph" style:parent-style-name="Standard">
      <style:paragraph-properties text:number-lines="true" fo:widows="2" fo:orphans="2" fo:line-height="150%" fo:text-align="right" fo:keep-together="auto" fo:margin-left="0.351cm" fo:margin-right="1.762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8" style:family="paragraph" style:parent-style-name="Standard">
      <style:paragraph-properties text:number-lines="true" fo:widows="2" fo:orphans="2" fo:line-height="150%" fo:text-align="center" fo:keep-together="auto" fo:margin-left="0.351cm" fo:margin-right="0.351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5" style:family="text" style:parent-style-name="Standard">
      <style:text-properties fo:font-size="13pt" fo:color="#000000" style:font-size-asian="13pt" style:font-size-complex="13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6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굴림" style:font-name-asian="굴림" style:font-name-complex="굴림" fo:letter-spacing="-0.007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7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9" style:family="paragraph" style:parent-style-name="Standard">
      <style:paragraph-properties text:number-lines="true" style:justify-single-word="false" fo:widows="2" fo:orphans="2" fo:line-height="150%" fo:text-align="justify" fo:keep-together="auto" fo:margin-left="0.351cm" fo:margin-right="0.351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0" style:family="paragraph" style:parent-style-name="Standard">
      <style:paragraph-properties text:number-lines="true" style:justify-single-word="false" fo:widows="2" fo:orphans="2" fo:line-height="150%" fo:text-align="justify" fo:keep-together="auto" fo:margin-left="0.351cm" fo:margin-right="0.351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8" style:family="text" style:parent-style-name="Standard"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-0.012cm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1" style:family="paragraph" style:parent-style-name="Standard">
      <style:paragraph-properties text:number-lines="true" fo:widows="2" fo:orphans="2" fo:line-height="150%" fo:text-align="center" fo:keep-together="auto" fo:margin-left="0.351cm" fo:margin-right="0.351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2" style:family="table">
      <style:table-properties style:width="15.998cm" table:align="left" fo:margin-left="0.099cm" fo:margin-right="0cm" fo:margin-top="0cm" fo:margin-bottom="0.353cm" table:border-model="collapsing"/>
    </style:style>
    <style:style style:name="PO_Table2.A" style:family="table-column">
      <style:table-column-properties style:column-width="15.998cm"/>
    </style:style>
    <style:style style:name="PO_Table2.1" style:family="table-row">
      <style:table-row-properties style:min-row-height="5.212cm" fo:keep-together="auto"/>
    </style:style>
    <style:style style:name="PO_Table2.A1" style:family="table-cell">
      <style:table-cell-properties style:vertical-align="middle" style:writing-mode="lr-tb" fo:background-color="transparent" fo:border="0.25pt solid #000000" fo:padding="0.049cm"/>
    </style:style>
    <style:style style:name="PO_T9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2" style:family="paragraph" style:parent-style-name="Standard">
      <style:paragraph-properties text:number-lines="true" fo:widows="2" fo:orphans="2" fo:line-height="15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3" style:family="paragraph" style:parent-style-name="Standard">
      <style:paragraph-properties text:number-lines="true" style:justify-single-word="false" fo:widows="2" fo:orphans="2" fo:line-height="150%" fo:text-align="justify" fo:keep-together="auto" fo:margin-left="0.531cm" fo:margin-right="0cm" fo:margin-top="0cm" fo:margin-bottom="0cm" fo:text-indent="-0.533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4" style:family="paragraph" style:parent-style-name="Standard">
      <style:paragraph-properties text:number-lines="true" style:justify-single-word="false" fo:widows="2" fo:orphans="2" fo:line-height="15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5" style:family="paragraph" style:parent-style-name="Standard">
      <style:paragraph-properties text:number-lines="true" style:justify-single-word="false" fo:widows="2" fo:orphans="2" fo:line-height="150%" fo:text-align="justify" fo:keep-together="auto" fo:margin-left="0.572cm" fo:margin-right="0cm" fo:margin-top="0cm" fo:margin-bottom="0cm" fo:text-indent="-0.573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굴림" style:font-name-asian="굴림" style:font-name-complex="굴림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6" style:family="paragraph" style:parent-style-name="Standard">
      <style:paragraph-properties text:number-lines="true" fo:widows="2" fo:orphans="2" fo:line-height="150%" fo:text-align="righ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ar" fo:country="US" style:country-asian="KR" style:country-complex="SA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</office:automatic-styles>
  <office:body>
    <office:text>
      <text:p text:style-name="PO_P1"/>
      <text:p text:style-name="PO_P2"><text:span text:style-name="PO_T1">별지 제6호 양식(법 제21조제1항) 기타등기</text:span></text:p>
      <text:p text:style-name="PO_P3"/>
      <table:table table:style-name="PO_TABLE1">
        <table:table-column table:style-name="PO_Table1.A"/>
        <table:table-column table:style-name="PO_Table1.B"/>
        <table:table-column table:style-name="PO_Table1.C"/>
        <table:table-column table:style-name="PO_Table1.D"/>
        <table:table-column table:style-name="PO_Table1.E"/>
        <table:table-column table:style-name="PO_Table1.F"/>
        <table:table-column table:style-name="PO_Table1.G"/>
        <table:table-column table:style-name="PO_Table1.H"/>
        <table:table-column table:style-name="PO_Table1.I"/>
        <table:table-column table:style-name="PO_Table1.J"/>
        <table:table-column table:style-name="PO_Table1.K"/>
        <table:table-column table:style-name="PO_Table1.L"/>
        <table:table-column table:style-name="PO_Table1.M"/>
        <table:table-column table:style-name="PO_Table1.N"/>
        <table:table-column table:style-name="PO_Table1.O"/>
        <table:table-column table:style-name="PO_Table1.P"/>
        <table:table-column table:style-name="PO_Table1.Q"/>
        <table:table-column table:style-name="PO_Table1.R"/>
        <table:table-column table:style-name="PO_Table1.S"/>
        <table:table-row table:style-name="PO_Table1.1">
          <table:table-cell table:style-name="PO_Table1.A1" table:number-columns-spanned="5">
            <text:p text:style-name="PO_P4"/>
          </table:table-cell>
          <table:covered-table-cell/>
          <table:covered-table-cell/>
          <table:covered-table-cell/>
          <table:covered-table-cell/>
          <table:table-cell table:style-name="PO_Table1.F1">
            <text:p text:style-name="PO_P5"/>
          </table:table-cell>
          <table:table-cell table:style-name="PO_Table1.G1" table:number-columns-spanned="7">
            <text:p text:style-name="PO_P6"><text:span text:style-name="PO_T2">○○ 등기신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N1" table:number-columns-spanned="2">
            <text:p text:style-name="PO_P4"/>
          </table:table-cell>
          <table:covered-table-cell/>
          <table:table-cell table:style-name="PO_Table1.P1" table:number-columns-spanned="3">
            <text:p text:style-name="PO_P4"/>
          </table:table-cell>
          <table:covered-table-cell/>
          <table:covered-table-cell/>
          <table:table-cell table:style-name="PO_Table1.S1">
            <text:p text:style-name="PO_P4"/>
          </table:table-cell>
        </table:table-row>
        <table:table-row table:style-name="PO_Table1.2">
          <table:table-cell table:style-name="PO_Table1.A2" table:number-columns-spanned="2" table:number-rows-spanned="2">
            <text:p text:style-name="PO_P7"><text:span text:style-name="PO_T3">접</text:span></text:p>
            <text:p text:style-name="PO_P7"><text:span text:style-name="PO_T3">수</text:span></text:p>
          </table:table-cell>
          <table:covered-table-cell/>
          <table:table-cell table:style-name="PO_Table1.C2" table:number-columns-spanned="5">
            <text:p text:style-name="PO_P8"><text:span text:style-name="PO_T3"><text:s/>20 <text:s text:c="3"/>년 <text:s text:c="2"/>월 <text:s text:c="2"/>일</text:span></text:p>
          </table:table-cell>
          <table:covered-table-cell/>
          <table:covered-table-cell/>
          <table:covered-table-cell/>
          <table:covered-table-cell/>
          <table:table-cell table:style-name="PO_Table1.H2" table:number-rows-spanned="2">
            <text:p text:style-name="PO_P9"><text:span text:style-name="PO_T3">처</text:span></text:p>
            <text:p text:style-name="PO_P10"><text:span text:style-name="PO_T3">리</text:span></text:p>
            <text:p text:style-name="PO_P9"><text:span text:style-name="PO_T3">인</text:span></text:p>
          </table:table-cell>
          <table:table-cell table:style-name="PO_Table1.I2" table:number-columns-spanned="4">
            <text:p text:style-name="PO_P8"><text:span text:style-name="PO_T3">접 <text:s/>수</text:span></text:p>
          </table:table-cell>
          <table:covered-table-cell/>
          <table:covered-table-cell/>
          <table:covered-table-cell/>
          <table:table-cell table:style-name="PO_Table1.M2" table:number-columns-spanned="2">
            <text:p text:style-name="PO_P8"><text:span text:style-name="PO_T3">기 <text:s/>입</text:span></text:p>
          </table:table-cell>
          <table:covered-table-cell/>
          <table:table-cell table:style-name="PO_Table1.O2" table:number-columns-spanned="2">
            <text:p text:style-name="PO_P8"><text:span text:style-name="PO_T3">교 <text:s/>합</text:span></text:p>
          </table:table-cell>
          <table:covered-table-cell/>
          <table:table-cell table:style-name="PO_Table1.Q2" table:number-columns-spanned="2">
            <text:p text:style-name="PO_P8"><text:span text:style-name="PO_T3">각종통지</text:span></text:p>
          </table:table-cell>
          <table:covered-table-cell/>
          <table:table-cell table:style-name="PO_Table1.S2">
            <text:p text:style-name="PO_P8"/>
          </table:table-cell>
        </table:table-row>
        <table:table-row table:style-name="PO_Table1.3">
          <table:covered-table-cell/>
          <table:covered-table-cell/>
          <table:table-cell table:style-name="PO_Table1.C3" table:number-columns-spanned="5">
            <text:p text:style-name="PO_P8"><text:span text:style-name="PO_T3">제 <text:s text:c="13"/>호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PO_Table1.I3" table:number-columns-spanned="4">
            <text:p text:style-name="PO_P8"/>
          </table:table-cell>
          <table:covered-table-cell/>
          <table:covered-table-cell/>
          <table:covered-table-cell/>
          <table:table-cell table:style-name="PO_Table1.M3" table:number-columns-spanned="2">
            <text:p text:style-name="PO_P8"/>
          </table:table-cell>
          <table:covered-table-cell/>
          <table:table-cell table:style-name="PO_Table1.O3" table:number-columns-spanned="2">
            <text:p text:style-name="PO_P8"/>
          </table:table-cell>
          <table:covered-table-cell/>
          <table:table-cell table:style-name="PO_Table1.Q3" table:number-columns-spanned="2">
            <text:p text:style-name="PO_P8"/>
          </table:table-cell>
          <table:covered-table-cell/>
          <table:table-cell table:style-name="PO_Table1.S3">
            <text:p text:style-name="PO_P8"/>
          </table:table-cell>
        </table:table-row>
        <table:table-row table:style-name="PO_Table1.4">
          <table:table-cell table:style-name="PO_Table1.A4" table:number-columns-spanned="2">
            <text:p text:style-name="PO_P11"/>
          </table:table-cell>
          <table:covered-table-cell/>
          <table:table-cell table:style-name="PO_Table1.C4" table:number-columns-spanned="2">
            <text:p text:style-name="PO_P11"/>
          </table:table-cell>
          <table:covered-table-cell/>
          <table:table-cell table:style-name="PO_Table1.E4" table:number-columns-spanned="5">
            <text:p text:style-name="PO_P11"/>
          </table:table-cell>
          <table:covered-table-cell/>
          <table:covered-table-cell/>
          <table:covered-table-cell/>
          <table:covered-table-cell/>
          <table:table-cell table:style-name="PO_Table1.J4" table:number-columns-spanned="9">
            <text:p text:style-name="PO_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S4">
            <text:p text:style-name="PO_P11"/>
          </table:table-cell>
        </table:table-row>
        <table:table-row table:style-name="PO_Table1.5">
          <table:table-cell table:style-name="PO_Table1.A5" table:number-columns-spanned="3" table:number-rows-spanned="4">
            <text:p text:style-name="PO_P10"><text:span text:style-name="PO_T3">사건본인의</text:span></text:p>
            <text:p text:style-name="PO_P10"><text:span text:style-name="PO_T3">표시</text:span></text:p>
          </table:table-cell>
          <table:covered-table-cell/>
          <table:covered-table-cell/>
          <table:table-cell table:style-name="PO_Table1.D5" table:number-columns-spanned="4">
            <text:p text:style-name="PO_P10"><text:span text:style-name="PO_T3">성 <text:s text:c="5"/>명</text:span></text:p>
          </table:table-cell>
          <table:covered-table-cell/>
          <table:covered-table-cell/>
          <table:covered-table-cell/>
          <table:table-cell table:style-name="PO_Table1.H5" table:number-columns-spanned="4">
            <text:p text:style-name="PO_P10"><text:span text:style-name="PO_T3">출생연월일</text:span></text:p>
          </table:table-cell>
          <table:covered-table-cell/>
          <table:covered-table-cell/>
          <table:covered-table-cell/>
          <table:table-cell table:style-name="PO_Table1.L5" table:number-columns-spanned="6">
            <text:p text:style-name="PO_P10"><text:span text:style-name="PO_T3">주민등록번호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PO_Table1.R5">
            <text:p text:style-name="PO_P10"><text:span text:style-name="PO_T3">성별</text:span></text:p>
          </table:table-cell>
          <table:table-cell table:style-name="PO_Table1.S5">
            <text:p text:style-name="PO_P10"/>
          </table:table-cell>
        </table:table-row>
        <table:table-row table:style-name="PO_Table1.6">
          <table:covered-table-cell/>
          <table:covered-table-cell/>
          <table:covered-table-cell/>
          <table:table-cell table:style-name="PO_Table1.D6" table:number-columns-spanned="4">
            <text:p text:style-name="PO_P10"/>
          </table:table-cell>
          <table:covered-table-cell/>
          <table:covered-table-cell/>
          <table:covered-table-cell/>
          <table:table-cell table:style-name="PO_Table1.H6" table:number-columns-spanned="4">
            <text:p text:style-name="PO_P12"><text:span text:style-name="PO_T3"><text:s text:c="3"/>. <text:s text:c="2"/>. <text:s text:c="2"/>.</text:span></text:p>
          </table:table-cell>
          <table:covered-table-cell/>
          <table:covered-table-cell/>
          <table:covered-table-cell/>
          <table:table-cell table:style-name="PO_Table1.L6" table:number-columns-spanned="6">
            <text:p text:style-name="PO_P10"><text:span text:style-name="PO_T3">-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PO_Table1.R6">
            <text:p text:style-name="PO_P10"/>
          </table:table-cell>
          <table:table-cell table:style-name="PO_Table1.S6">
            <text:p text:style-name="PO_P10"/>
          </table:table-cell>
        </table:table-row>
        <table:table-row table:style-name="PO_Table1.7">
          <table:covered-table-cell/>
          <table:covered-table-cell/>
          <table:covered-table-cell/>
          <table:table-cell table:style-name="PO_Table1.D7" table:number-columns-spanned="4">
            <text:p text:style-name="PO_P10"><text:span text:style-name="PO_T3">등록기준지</text:span></text:p>
          </table:table-cell>
          <table:covered-table-cell/>
          <table:covered-table-cell/>
          <table:covered-table-cell/>
          <table:table-cell table:style-name="PO_Table1.H7" table:number-columns-spanned="11">
            <text:p text:style-name="PO_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S7">
            <text:p text:style-name="PO_P10"/>
          </table:table-cell>
        </table:table-row>
        <table:table-row table:style-name="PO_Table1.8">
          <table:covered-table-cell/>
          <table:covered-table-cell/>
          <table:covered-table-cell/>
          <table:table-cell table:style-name="PO_Table1.D8" table:number-columns-spanned="4">
            <text:p text:style-name="PO_P10"><text:span text:style-name="PO_T3">주 <text:s text:c="5"/>소</text:span></text:p>
          </table:table-cell>
          <table:covered-table-cell/>
          <table:covered-table-cell/>
          <table:covered-table-cell/>
          <table:table-cell table:style-name="PO_Table1.H8" table:number-columns-spanned="11">
            <text:p text:style-name="PO_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S8">
            <text:p text:style-name="PO_P10"/>
          </table:table-cell>
        </table:table-row>
        <table:table-row table:style-name="PO_Table1.9">
          <table:table-cell table:style-name="PO_Table1.A9" table:number-columns-spanned="3">
            <text:p text:style-name="PO_P10"><text:span text:style-name="PO_T3">등기의 목적</text:span></text:p>
          </table:table-cell>
          <table:covered-table-cell/>
          <table:covered-table-cell/>
          <table:table-cell table:style-name="PO_Table1.D9" table:number-columns-spanned="15">
            <text:p text:style-name="PO_P4"><text:span text:style-name="PO_T3"><text:s text:c="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S9">
            <text:p text:style-name="PO_P4"/>
          </table:table-cell>
        </table:table-row>
        <table:table-row table:style-name="PO_Table1.10">
          <table:table-cell table:style-name="PO_Table1.A10" table:number-columns-spanned="3">
            <text:p text:style-name="PO_P10"><text:span text:style-name="PO_T3">등기원인과</text:span></text:p>
            <text:p text:style-name="PO_P10"><text:span text:style-name="PO_T3">그 연월일</text:span></text:p>
          </table:table-cell>
          <table:covered-table-cell/>
          <table:covered-table-cell/>
          <table:table-cell table:style-name="PO_Table1.D10" table:number-columns-spanned="15">
            <text:p text:style-name="PO_P4"><text:span text:style-name="PO_T3"><text:s text:c="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S10">
            <text:p text:style-name="PO_P4"/>
          </table:table-cell>
        </table:table-row>
        <table:table-row table:style-name="PO_Table1.11">
          <table:table-cell table:style-name="PO_Table1.A11" table:number-columns-spanned="18">
            <text:p text:style-name="PO_P13"><text:span text:style-name="PO_T4">등 <text:s text:c="4"/>기 <text:s text:c="4"/>할 <text:s text:c="7"/>사 <text:s text:c="4"/>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S11">
            <text:p text:style-name="PO_P13"/>
          </table:table-cell>
        </table:table-row>
        <table:table-row table:style-name="PO_Table1.12">
          <table:table-cell table:style-name="PO_Table1.A12" table:number-columns-spanned="3">
            <text:p text:style-name="PO_P10"><text:span text:style-name="PO_T3">등기사항과 그</text:span></text:p>
            <text:p text:style-name="PO_P10"><text:span text:style-name="PO_T3">원인연월일</text:span></text:p>
          </table:table-cell>
          <table:covered-table-cell/>
          <table:covered-table-cell/>
          <table:table-cell table:style-name="PO_Table1.D12" table:number-columns-spanned="15">
            <text:p text:style-name="PO_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S12">
            <text:p text:style-name="PO_P14"/>
          </table:table-cell>
        </table:table-row>
        <table:table-row table:style-name="PO_Table1.13">
          <table:table-cell table:style-name="PO_Table1.A13" table:number-columns-spanned="3">
            <text:p text:style-name="PO_P10"><text:span text:style-name="PO_T3">기타</text:span></text:p>
          </table:table-cell>
          <table:covered-table-cell/>
          <table:covered-table-cell/>
          <table:table-cell table:style-name="PO_Table1.D13" table:number-columns-spanned="15">
            <text:p text:style-name="PO_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S13">
            <text:p text:style-name="PO_P10"/>
            <text:p text:style-name="PO_P10"/>
            <text:p text:style-name="PO_P10"/>
            <text:p text:style-name="PO_P10"/>
            <text:p text:style-name="PO_P10"/>
          </table:table-cell>
        </table:table-row>
        <table:table-row table:style-name="PO_Table1.14">
          <table:table-cell table:style-name="PO_Table1.A14">
            <text:p text:style-name="PO_P15"/>
          </table:table-cell>
          <table:table-cell table:style-name="PO_Table1.B14" table:number-columns-spanned="18">
            <text:p text:style-name="PO_P15"><text:span text:style-name="PO_T4">첨 <text:s text:c="5"/>부 <text:s text:c="5"/>서 <text:s text:c="5"/>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1.15">
          <table:table-cell table:style-name="PO_Table1.A15">
            <text:p text:style-name="PO_P4"/>
          </table:table-cell>
          <table:table-cell table:style-name="PO_Table1.B15" table:number-columns-spanned="9">
            <text:p text:style-name="PO_P4"><text:span text:style-name="PO_T3">1. 등기원인을 증명하는 서면 <text:s text:c="6"/>통</text:span></text:p>
            <text:p text:style-name="PO_P4"><text:span text:style-name="PO_T3">1. 관할을 증명하는 서면 <text:s text:c="10"/>통</text:span></text:p>
            <text:p text:style-name="PO_P4"><text:span text:style-name="PO_T3">1. 신청인의 자격증명서면 <text:s text:c="9"/>통</text:span></text:p>
            <text:p text:style-name="PO_P4"><text:span text:style-name="PO_T3">1. 신청인의 인감증명서 <text:s text:c="11"/>통</text:span></text:p>
            <text:p text:style-name="PO_P4"><text:span text:style-name="PO_T3">1. 위임장(대리인이 신청할 경우) <text:s text:c="2"/>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K15" table:number-columns-spanned="9">
            <text:p text:style-name="PO_P4"><text:span text:style-name="PO_T3"><text:s/>&lt;기 타&gt;</text:span></text:p>
            <text:p text:style-name="PO_P4"/>
            <text:p text:style-name="PO_P4"/>
            <text:p text:style-name="PO_P4"/>
            <text:p text:style-name="PO_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1.16">
          <table:table-cell table:style-name="PO_Table1.A16">
            <text:p text:style-name="PO_P16"/>
          </table:table-cell>
          <table:table-cell table:style-name="PO_Table1.B16" table:number-columns-spanned="18">
            <text:p text:style-name="PO_P16"><text:span text:style-name="PO_T3"><text:tab/></text:span></text:p>
            <text:p text:style-name="PO_P17"><text:span text:style-name="PO_T3">년 <text:s text:c="5"/>월 <text:s text:c="5"/>일</text:span></text:p>
            <text:p text:style-name="PO_P18"/>
            <text:p text:style-name="PO_P19"><text:span text:style-name="PO_T3">신청인 <text:s/>성 <text:s text:c="7"/>명 <text:s text:c="11"/></text:span><text:span text:style-name="PO_T5"><text:s text:c="2"/><text:tab/><text:s text:c="3"/><text:tab/></text:span><text:span text:style-name="PO_T6">(</text:span><text:span text:style-name="PO_T7">서명 또는 인</text:span><text:span text:style-name="PO_T6">)</text:span></text:p>
            <text:p text:style-name="PO_P20"><text:span text:style-name="PO_T3"><text:tab/><text:s/>주민등록번호<text:tab/><text:tab/><text:tab/>-</text:span></text:p>
            <text:p text:style-name="PO_P20"><text:span text:style-name="PO_T3"><text:tab/><text:s/>주 <text:s text:c="7"/>소</text:span></text:p>
            <text:p text:style-name="PO_P19"><text:span text:style-name="PO_T3"><text:tab/><text:s/></text:span><text:span text:style-name="PO_T8">(전 화 번 호)</text:span></text:p>
            <text:p text:style-name="PO_P20"/>
            <text:p text:style-name="PO_P19"><text:span text:style-name="PO_T3">대리인 <text:s/>성 <text:s text:c="7"/>명 <text:s text:c="11"/></text:span><text:span text:style-name="PO_T5"><text:s text:c="2"/><text:tab/><text:s/><text:tab/></text:span><text:span text:style-name="PO_T6">(</text:span><text:span text:style-name="PO_T7">서명 또는 인</text:span><text:span text:style-name="PO_T6">)</text:span></text:p>
            <text:p text:style-name="PO_P20"><text:span text:style-name="PO_T3"><text:tab/><text:s/>주 <text:s text:c="7"/>소</text:span></text:p>
            <text:p text:style-name="PO_P19"><text:span text:style-name="PO_T3"><text:tab/><text:s/></text:span><text:span text:style-name="PO_T8">(전 화 번 호)</text:span></text:p>
            <text:p text:style-name="PO_P20"><text:span text:style-name="PO_T3"><text:tab/></text:span></text:p>
            <text:p text:style-name="PO_P21"><text:span text:style-name="PO_T4"><text:s text:c="7"/><text:tab/>가정법원 <text:s text:c="4"/>귀중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O_P8"/>
      <table:table table:style-name="PO_TABLE2">
        <table:table-column table:style-name="PO_Table2.A"/>
        <table:table-row table:style-name="PO_Table2.1">
          <table:table-cell table:style-name="PO_Table2.A1">
            <text:p text:style-name="PO_P22"><text:span text:style-name="PO_T9">- 신청서 작성요령 -</text:span></text:p>
            <text:p text:style-name="PO_P23"><text:span text:style-name="PO_T7">1. 하나의 신청서로 2개 이상의 등기를 신청하는 경우에는 각각의 등기신청에 대하여 일련번호를 기재하여야 합니다.</text:span></text:p>
            <text:p text:style-name="PO_P24"><text:span text:style-name="PO_T7">2. 해당란이 부족할 때에는 별지를 이용합니다.</text:span></text:p>
            <text:p text:style-name="PO_P25"><text:span text:style-name="PO_T7">3. 해당 등기신청과 관계없는 사항에 대하여는 “해당없음”으로 기재하거나 삭제하고, 필요한 사항은 추가 기재합니다.</text:span></text:p>
          </table:table-cell>
        </table:table-row>
      </table:table>
      <text:p text:style-name="PO_P26"><text:span text:style-name="PO_T3"><text:s text:c="53"/></text:span><text:span text:style-name="PO_T9">(용지규격 210㎜× 297㎜)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Malgun Gothic" svg:font-family="'Malgun Gothic'"/>
    <style:font-face style:name="Wingdings" svg:font-family="Wingdings"/>
    <style:font-face style:name="Times New Roman" svg:font-family="'Times New Roman'"/>
    <style:font-face style:name="맑은 고딕" svg:font-family="'맑은 고딕'"/>
    <style:font-face style:name="굴림체" svg:font-family="굴림체"/>
    <style:font-face style:name="바탕체" svg:font-family="바탕체"/>
    <style:font-face style:name="굴림" svg:font-family="굴림"/>
    <style:font-face style:name="바탕" svg:font-family="바탕"/>
    <style:font-face style:name="ÇÑÄÄ¹ÙÅÁ" svg:font-family="ÇÑÄÄ¹ÙÅÁ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411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Heading_20_1" style:family="paragraph" style:parent-style-name="Heading" style:display-name="Heading 1">
      <style:paragraph-properties fo:margin-left="0cm" fo:margin-right="0cm" fo:margin-top="0cm" fo:margin-bottom="0.282cm"/>
      <style:text-properties fo:font-size="14pt" fo:color="#000000" style:font-size-asian="14pt" style:font-size-complex="14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2" style:family="paragraph" style:parent-style-name="Heading" style:display-name="Heading 2">
      <style:paragraph-properties fo:margin-left="0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3" style:family="paragraph" style:parent-style-name="Heading" style:display-name="Heading 3">
      <style:paragraph-properties fo:margin-left="1.764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Heading" style:display-name="Heading 4">
      <style:paragraph-properties fo:margin-left="2.117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Heading" style:display-name="Heading 5">
      <style:paragraph-properties fo:margin-left="2.469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Heading" style:display-name="Heading 6">
      <style:paragraph-properties fo:margin-left="2.822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Heading" style:display-name="Heading 7">
      <style:paragraph-properties fo:margin-left="3.175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Heading" style:display-name="Heading 8">
      <style:paragraph-properties fo:margin-left="3.528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Heading" style:display-name="Heading 9">
      <style:paragraph-properties fo:margin-left="3.881cm" fo:margin-right="0cm" fo:margin-top="0cm" fo:margin-bottom="0.282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2" style:family="paragraph" style:parent-style-name="Index" style:display-name="Contents 2">
      <style:paragraph-properties fo:margin-left="0.75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9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8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7cm" fo:margin-right="0cm" fo:margin-top="0cm" fo:margin-bottom="0cm"/>
      <style:text-properties fo:font-size="10pt" fo:color="#000000" style:font-size-asian="10pt" style:font-size-complex="10pt" style:use-window-font-color="true" style:text-outline="false" style:letter-kerning="true" style:text-scale="100%" fo:font-variant="normal" fo:text-transform="none" style:text-line-through-type="none" style:text-line-through-style="none" style:text-position="0% 100%" style:font-name="Malgun Gothic" style:font-name-asian="Malgun Gothic" style:font-name-complex="Malgun Gothic" fo:letter-spacing="0cm" style:language-asian="ko" style:country-asian="KR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text:notes-configuration text:note-class="footnote" style:num-format="1" text:start-value="0" text:start-numbering-at="document"/>
    <text:notes-configuration text:note-class="endnote" style:num-format="1" text:start-value="0"/>
    <text:linenumbering-configuration text:number-lines="false" text:restart-on-page="false" text:offset="0.501cm"/>
  </office:styles>
  <office:automatic-styles>
    <style:page-layout style:name="MP0L">
      <style:page-layout-properties fo:page-width="21.001cm" fo:page-height="29.7cm" style:print-orientation="portrait" fo:margin-left="2.501cm" fo:margin-right="2.501cm" fo:margin-top="2.9cm" fo:margin-bottom="2.9cm" style:writing-mode="lr-tb">
        <style:footnote-sep style:width="0.018cm" style:distance-before-sep="0.101cm" style:distance-after-sep="0.101cm" style:rel-width="33%" style:color="#000000" style:line-style="solid" style:adjustment="left"/>
      </style:page-layout-properties>
      <style:header-style/>
      <style:footer-style/>
    </style:page-layout>
  </office:automatic-styles>
  <office:master-styles>
    <style:master-page style:name="MP0" style:page-layout-name="MP0L"/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dc:title>별지 제6호 양식</dc:title>
    <dc:creator>Tom</dc:creator>
    <meta:creation-date>2016-9-30T16:53:0</meta:creation-date>
    <dc:date>2016-11-25T7:0:0</dc:date>
    <meta:editing-cycles>3</meta:editing-cycles>
    <meta:document-statistic meta:character-count="741" meta:non-whitespace-character-count="741" meta:page-count="2" meta:paragraph-count="1" meta:word-count="129"/>
  </office:meta>
</office:document-meta>
</file>